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icationQueue.getWaitMilli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tificationQueue.available( long ageMill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tificationQueue.enqueue( Notification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ificationQueue.dequeue( String activatio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tificationQueue.dequeue( long ageMilli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tificationQueu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